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41a0a" officeooo:paragraph-rsid="00141a0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141a0a" officeooo:paragraph-rsid="00141a0a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fo:font-weight="normal" officeooo:rsid="00141a0a" officeooo:paragraph-rsid="00141a0a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4pt" fo:language="en" fo:country="US" fo:font-weight="normal" officeooo:rsid="00141a0a" officeooo:paragraph-rsid="00141a0a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4pt" fo:language="el" fo:country="GR" fo:font-weight="normal" officeooo:rsid="00141a0a" officeooo:paragraph-rsid="00141a0a" style:font-size-asian="24pt" style:font-weight-asian="normal" style:font-size-complex="2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Βιογραφικό σημείωμα</text:p>
      <text:p text:style-name="P2"/>
      <text:p text:style-name="P2"/>
      <text:p text:style-name="P3"><text:span text:style-name="T2">Όνομα :</text:span> Σταύρος Μέμη</text:p>
      <text:p text:style-name="P3"><text:span text:style-name="T2">Ημερομηνία γέννησης :</text:span> 25/4/2001</text:p>
      <text:p text:style-name="P3"><text:span text:style-name="T2">Διεύθυνση : </text:span>Πλωμαρίου 35,Περιστέρι</text:p>
      <text:p text:style-name="P3"><text:span text:style-name="T2">Αριθμός τηλεφώνου :</text:span> 6970625442</text:p>
      <text:p text:style-name="P4"><text:span text:style-name="T2">E-mail :</text:span> <text:a xlink:type="simple" xlink:href="mailto:stavrosmemi13@gmail.com" text:style-name="Internet_20_link" text:visited-style-name="Visited_20_Internet_20_Link">stavrosmemi13@gmail.com</text:a></text:p>
      <text:p text:style-name="P4"/>
      <text:p text:style-name="P5">Επίπεδο εκπαίδευσης</text:p>
      <text:p text:style-name="P4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9:25:39.694000000</meta:creation-date>
    <dc:date>2020-01-27T19:52:48.352000000</dc:date>
    <meta:editing-duration>PT16M58S</meta:editing-duration>
    <meta:editing-cycles>1</meta:editing-cycles>
    <meta:document-statistic meta:table-count="0" meta:image-count="0" meta:object-count="0" meta:page-count="1" meta:paragraph-count="7" meta:word-count="23" meta:character-count="185" meta:non-whitespace-character-count="169"/>
    <meta:generator>LibreOffice/6.3.4.2$Windows_x86 LibreOffice_project/60da17e045e08f1793c57c00ba83cdfce946d0aa</meta:generator>
  </office:meta>
</office:document-meta>
</file>